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30031" style:name="af32c7f" style:parent-style-name="ListParagraph">
      <style:paragraph-properties/>
    </style:style>
    <style:style style:family="paragraph" style:list-style-name="L30031" style:name="aa0c7de" style:parent-style-name="ListParagraph">
      <style:paragraph-properties/>
    </style:style>
    <style:style style:family="paragraph" style:list-style-name="L30031" style:name="ac8351a" style:parent-style-name="ListParagraph">
      <style:paragraph-properties/>
    </style:style>
    <style:style style:family="paragraph" style:list-style-name="L30031" style:name="aba5cba" style:parent-style-name="ListParagraph">
      <style:paragraph-properties/>
    </style:style>
    <style:style style:family="paragraph" style:list-style-name="L30031" style:name="a36a640" style:parent-style-name="ListParagraph">
      <style:paragraph-properties/>
    </style:style>
    <style:style style:family="paragraph" style:list-style-name="L30031" style:name="af14583" style:parent-style-name="ListParagraph">
      <style:paragraph-properties/>
    </style:style>
    <style:style style:family="paragraph" style:list-style-name="L30031" style:name="ac65759" style:parent-style-name="ListParagraph">
      <style:paragraph-properties/>
    </style:style>
    <style:style style:family="paragraph" style:list-style-name="L30031" style:name="ac2b13b" style:parent-style-name="ListParagraph">
      <style:paragraph-properties/>
    </style:style>
    <style:style style:family="paragraph" style:list-style-name="L30031" style:name="af4aaeb" style:parent-style-name="ListParagraph">
      <style:paragraph-properties/>
    </style:style>
    <style:style style:family="paragraph" style:list-style-name="L30031" style:name="a36e6ec" style:parent-style-name="ListParagraph">
      <style:paragraph-properties/>
    </style:style>
    <style:style style:family="paragraph" style:list-style-name="L30031" style:name="a32568a" style:parent-style-name="ListParagraph">
      <style:paragraph-properties/>
    </style:style>
    <style:style style:family="table-cell" style:name="a269605">
      <style:table-cell-properties fo:border-top="0.18mm solid #000000"/>
    </style:style>
    <style:style style:family="table-cell" style:name="a9c171e">
      <style:table-cell-properties fo:border-top="0.18mm solid #000000"/>
    </style:style>
    <style:style style:family="table-row" style:name="aa24d2b">
      <style:table-row-properties style:row-height="0.0mm"/>
    </style:style>
    <style:style style:family="table-cell" style:name="a9282b7">
      <style:table-cell-properties fo:border-bottom="0.18mm solid #000000"/>
    </style:style>
    <style:style style:family="table-cell" style:name="acd21e9">
      <style:table-cell-properties fo:border-bottom="0.18mm solid #000000"/>
    </style:style>
    <style:style style:family="table-column" style:name="aa7ae3a">
      <style:table-column-properties style:rel-column-width="7679*"/>
    </style:style>
    <style:style style:family="table-column" style:name="a30c6aa">
      <style:table-column-properties style:rel-column-width="640*"/>
    </style:style>
    <style:style style:family="table-column" style:name="ada0ebb">
      <style:table-column-properties style:rel-column-width="7679*"/>
    </style:style>
    <style:style style:family="table" style:name="ac5cbeb">
      <style:table-properties style:width="16.0cm" table:align="left"/>
    </style:style>
    <style:style style:family="paragraph" style:name="a781b4f">
      <style:paragraph-properties fo:margin-top="12.7mm"/>
    </style:style>
    <style:style style:family="table-row" style:name="a81d493">
      <style:table-row-properties style:row-height="7.93mm"/>
    </style:style>
    <style:style style:family="table-row" style:name="a30fd95">
      <style:table-row-properties style:row-height="7.93mm"/>
    </style:style>
    <style:style style:family="table-column" style:name="a665cd5">
      <style:table-column-properties style:rel-column-width="14418*"/>
    </style:style>
    <style:style style:family="table-column" style:name="a115459">
      <style:table-column-properties style:rel-column-width="1582*"/>
    </style:style>
    <style:style style:family="table" style:name="a809611" style:parent-style-name="FieldTripLetterTable">
      <style:table-properties style:rel-width="100%"/>
    </style:style>
    <style:style style:family="table-row" style:name="a70ed04">
      <style:table-row-properties style:row-height="25.4mm"/>
    </style:style>
    <style:style style:family="table-column" style:name="a95099c">
      <style:table-column-properties style:rel-column-width="16000*"/>
    </style:style>
    <style:style style:family="table" style:name="a0ca5c1" style:parent-style-name="FieldTripLetterTable">
      <style:table-properties style:rel-width="100%"/>
    </style:style>
    <style:style style:family="paragraph" style:list-style-name="L1" style:name="ae36f5b" style:parent-style-name="ListParagraph">
      <style:paragraph-properties/>
    </style:style>
    <style:style style:family="table-cell" style:name="abfa37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7ac9b" style:parent-style-name="ListParagraph">
      <style:paragraph-properties/>
    </style:style>
    <style:style style:family="table-cell" style:name="a05ec4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a78296" style:parent-style-name="ListParagraph">
      <style:paragraph-properties/>
    </style:style>
    <style:style style:family="table-cell" style:name="ad1876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b0538f">
      <style:table-row-properties style:row-height="93.66mm"/>
    </style:style>
    <style:style style:family="paragraph" style:list-style-name="L1" style:name="a57c305" style:parent-style-name="ListParagraph">
      <style:paragraph-properties/>
    </style:style>
    <style:style style:family="table-cell" style:name="aa8d07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765cd" style:parent-style-name="ListParagraph">
      <style:paragraph-properties/>
    </style:style>
    <style:style style:family="table-cell" style:name="ad6987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1fac2a" style:parent-style-name="ListParagraph">
      <style:paragraph-properties/>
    </style:style>
    <style:style style:family="table-cell" style:name="a4b16d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c2df5">
      <style:table-row-properties style:row-height="93.66mm"/>
    </style:style>
    <style:style style:family="paragraph" style:list-style-name="L1" style:name="a7c7b33" style:parent-style-name="ListParagraph">
      <style:paragraph-properties/>
    </style:style>
    <style:style style:family="table-cell" style:name="a40798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2c2e2" style:parent-style-name="ListParagraph">
      <style:paragraph-properties/>
    </style:style>
    <style:style style:family="table-cell" style:name="a4088e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e4b1f7" style:parent-style-name="ListParagraph">
      <style:paragraph-properties/>
    </style:style>
    <style:style style:family="table-cell" style:name="a6e7bb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908d50">
      <style:table-row-properties style:row-height="93.66mm"/>
    </style:style>
    <style:style style:family="paragraph" style:list-style-name="L1" style:name="ac371a3" style:parent-style-name="ListParagraph">
      <style:paragraph-properties/>
    </style:style>
    <style:style style:family="table-cell" style:name="adfa69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e3dab" style:parent-style-name="ListParagraph">
      <style:paragraph-properties/>
    </style:style>
    <style:style style:family="table-cell" style:name="a5d964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203545" style:parent-style-name="ListParagraph">
      <style:paragraph-properties/>
    </style:style>
    <style:style style:family="table-cell" style:name="a2b96a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b3d22f">
      <style:table-row-properties style:row-height="93.66mm"/>
    </style:style>
    <style:style style:family="paragraph" style:list-style-name="L1" style:name="a191707" style:parent-style-name="ListParagraph">
      <style:paragraph-properties/>
    </style:style>
    <style:style style:family="table-cell" style:name="a9b7fd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38c32" style:parent-style-name="ListParagraph">
      <style:paragraph-properties/>
    </style:style>
    <style:style style:family="table-cell" style:name="aedfa1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e3ffa5" style:parent-style-name="ListParagraph">
      <style:paragraph-properties/>
    </style:style>
    <style:style style:family="table-cell" style:name="a225ce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f025b6">
      <style:table-row-properties style:row-height="93.66mm"/>
    </style:style>
    <style:style style:family="paragraph" style:list-style-name="L1" style:name="a3da89e" style:parent-style-name="ListParagraph">
      <style:paragraph-properties/>
    </style:style>
    <style:style style:family="table-cell" style:name="aba163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f5159" style:parent-style-name="ListParagraph">
      <style:paragraph-properties/>
    </style:style>
    <style:style style:family="table-cell" style:name="adc626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7abe1" style:parent-style-name="ListParagraph">
      <style:paragraph-properties/>
    </style:style>
    <style:style style:family="table-cell" style:name="ac36e2c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e2f450">
      <style:table-row-properties style:row-height="93.66mm"/>
    </style:style>
    <style:style style:family="paragraph" style:list-style-name="L1" style:name="a77e9c9" style:parent-style-name="ListParagraph">
      <style:paragraph-properties/>
    </style:style>
    <style:style style:family="table-cell" style:name="ab3800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c4d1c" style:parent-style-name="ListParagraph">
      <style:paragraph-properties/>
    </style:style>
    <style:style style:family="table-cell" style:name="a7eada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af837b" style:parent-style-name="ListParagraph">
      <style:paragraph-properties/>
    </style:style>
    <style:style style:family="table-cell" style:name="a67929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bcd3bc">
      <style:table-row-properties style:row-height="93.66mm"/>
    </style:style>
    <style:style style:family="paragraph" style:list-style-name="L1" style:name="a197fbb" style:parent-style-name="ListParagraph">
      <style:paragraph-properties/>
    </style:style>
    <style:style style:family="table-cell" style:name="abbb68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87bbe" style:parent-style-name="ListParagraph">
      <style:paragraph-properties/>
    </style:style>
    <style:style style:family="table-cell" style:name="a2d006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80226" style:parent-style-name="ListParagraph">
      <style:paragraph-properties/>
    </style:style>
    <style:style style:family="table-cell" style:name="a94c4e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1df49c">
      <style:table-row-properties style:row-height="93.66mm"/>
    </style:style>
    <style:style style:family="paragraph" style:list-style-name="L1" style:name="a4ce1ad" style:parent-style-name="ListParagraph">
      <style:paragraph-properties/>
    </style:style>
    <style:style style:family="table-cell" style:name="a49f45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027a4f" style:parent-style-name="ListParagraph">
      <style:paragraph-properties/>
    </style:style>
    <style:style style:family="table-cell" style:name="a058f4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c0e49" style:parent-style-name="ListParagraph">
      <style:paragraph-properties/>
    </style:style>
    <style:style style:family="table-cell" style:name="a010d2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0d8361">
      <style:table-row-properties style:row-height="93.66mm"/>
    </style:style>
    <style:style style:family="paragraph" style:list-style-name="L1" style:name="ab8774b" style:parent-style-name="ListParagraph">
      <style:paragraph-properties/>
    </style:style>
    <style:style style:family="table-cell" style:name="a36b97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ded86" style:parent-style-name="ListParagraph">
      <style:paragraph-properties/>
    </style:style>
    <style:style style:family="table-cell" style:name="a2f440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ec0bc" style:parent-style-name="ListParagraph">
      <style:paragraph-properties/>
    </style:style>
    <style:style style:family="table-cell" style:name="ae1f8b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015d32">
      <style:table-row-properties style:row-height="93.66mm"/>
    </style:style>
    <style:style style:family="paragraph" style:list-style-name="L1" style:name="a8c6254" style:parent-style-name="ListParagraph">
      <style:paragraph-properties/>
    </style:style>
    <style:style style:family="table-cell" style:name="ab80b2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c116b" style:parent-style-name="ListParagraph">
      <style:paragraph-properties/>
    </style:style>
    <style:style style:family="table-cell" style:name="a0935e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d7c90" style:parent-style-name="ListParagraph">
      <style:paragraph-properties/>
    </style:style>
    <style:style style:family="table-cell" style:name="a867f1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28e471">
      <style:table-row-properties style:row-height="93.66mm"/>
    </style:style>
    <style:style style:family="paragraph" style:list-style-name="L1" style:name="ad1a45d" style:parent-style-name="ListParagraph">
      <style:paragraph-properties/>
    </style:style>
    <style:style style:family="table-cell" style:name="ac8bfa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66bf1" style:parent-style-name="ListParagraph">
      <style:paragraph-properties/>
    </style:style>
    <style:style style:family="table-cell" style:name="a3dcd5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ca496" style:parent-style-name="ListParagraph">
      <style:paragraph-properties/>
    </style:style>
    <style:style style:family="table-cell" style:name="a2654c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720c0f">
      <style:table-row-properties style:row-height="93.66mm"/>
    </style:style>
    <style:style style:family="paragraph" style:list-style-name="L1" style:name="ab38b8e" style:parent-style-name="ListParagraph">
      <style:paragraph-properties/>
    </style:style>
    <style:style style:family="table-cell" style:name="a12df3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8db71" style:parent-style-name="ListParagraph">
      <style:paragraph-properties/>
    </style:style>
    <style:style style:family="table-cell" style:name="a7e350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00b44" style:parent-style-name="ListParagraph">
      <style:paragraph-properties/>
    </style:style>
    <style:style style:family="table-cell" style:name="a2a4e7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ea66da">
      <style:table-row-properties style:row-height="93.66mm"/>
    </style:style>
    <style:style style:family="paragraph" style:list-style-name="L1" style:name="ac1faa1" style:parent-style-name="ListParagraph">
      <style:paragraph-properties/>
    </style:style>
    <style:style style:family="table-cell" style:name="a3d242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0502e" style:parent-style-name="ListParagraph">
      <style:paragraph-properties/>
    </style:style>
    <style:style style:family="table-cell" style:name="a9db39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8898a" style:parent-style-name="ListParagraph">
      <style:paragraph-properties/>
    </style:style>
    <style:style style:family="table-cell" style:name="a0ca41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5e0b46">
      <style:table-row-properties style:row-height="93.66mm"/>
    </style:style>
    <style:style style:family="paragraph" style:list-style-name="L1" style:name="a3a8c4f" style:parent-style-name="ListParagraph">
      <style:paragraph-properties/>
    </style:style>
    <style:style style:family="table-cell" style:name="a01c10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0d3b2c" style:parent-style-name="ListParagraph">
      <style:paragraph-properties/>
    </style:style>
    <style:style style:family="table-cell" style:name="abf4e9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b9377" style:parent-style-name="ListParagraph">
      <style:paragraph-properties/>
    </style:style>
    <style:style style:family="table-cell" style:name="a53505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ef2045">
      <style:table-row-properties style:row-height="93.66mm"/>
    </style:style>
    <style:style style:family="paragraph" style:list-style-name="L1" style:name="aad4ec6" style:parent-style-name="ListParagraph">
      <style:paragraph-properties/>
    </style:style>
    <style:style style:family="table-cell" style:name="a1ae77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15ee4" style:parent-style-name="ListParagraph">
      <style:paragraph-properties/>
    </style:style>
    <style:style style:family="table-cell" style:name="a4a82c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afe9eb" style:parent-style-name="ListParagraph">
      <style:paragraph-properties/>
    </style:style>
    <style:style style:family="table-cell" style:name="a1a57c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30472">
      <style:table-row-properties style:row-height="93.66mm"/>
    </style:style>
    <style:style style:family="paragraph" style:list-style-name="L1" style:name="a452095" style:parent-style-name="ListParagraph">
      <style:paragraph-properties/>
    </style:style>
    <style:style style:family="table-cell" style:name="a41560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b2124" style:parent-style-name="ListParagraph">
      <style:paragraph-properties/>
    </style:style>
    <style:style style:family="table-cell" style:name="aac17b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79574" style:parent-style-name="ListParagraph">
      <style:paragraph-properties/>
    </style:style>
    <style:style style:family="table-cell" style:name="ab1611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a8660f">
      <style:table-row-properties style:row-height="93.66mm"/>
    </style:style>
    <style:style style:family="paragraph" style:list-style-name="null" style:name="a031933" style:parent-style-name="ListParagraph">
      <style:paragraph-properties/>
    </style:style>
    <style:style style:family="paragraph" style:list-style-name="null" style:name="ade3ab4">
      <style:paragraph-properties/>
    </style:style>
    <style:style style:family="paragraph" style:list-style-name="null" style:name="a3ea882" style:parent-style-name="Standard">
      <style:paragraph-properties/>
    </style:style>
    <style:style style:data-style-name="N0" style:family="table-cell" style:name="a3eda89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list-style-name="L1" style:name="abf40a4" style:parent-style-name="ListParagraph">
      <style:paragraph-properties/>
    </style:style>
    <style:style style:data-style-name="N0" style:family="table-cell" style:name="a94ac4e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list-style-name="L1" style:name="a6d6d86" style:parent-style-name="ListParagraph">
      <style:paragraph-properties/>
    </style:style>
    <style:style style:data-style-name="N0" style:family="table-cell" style:name="adb5870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row" style:name="af7f255">
      <style:table-row-properties style:row-height="106.1mm"/>
    </style:style>
    <style:style style:family="table-column" style:name="a6649f8">
      <style:table-column-properties style:rel-column-width="56*"/>
    </style:style>
    <style:style style:family="table-column" style:name="aaced58">
      <style:table-column-properties style:rel-column-width="17*"/>
    </style:style>
    <style:style style:family="table-column" style:name="a7152b2">
      <style:table-column-properties style:rel-column-width="27*"/>
    </style:style>
    <style:style style:family="table" style:name="a442310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able:table table:style-name="a442310">
        <table:table-column table:style-name="a7152b2"/>
        <table:table-column table:style-name="aaced58"/>
        <table:table-column table:style-name="a6649f8"/>
        <table:table-row table:style-name="af7f255">
          <table:table-cell table:style-name="adb5870">
            <text:list text:continue-numbering="true" text:style-name="L1">
              <text:list-item>
                <text:p text:style-name="a6d6d86"/>
              </text:list-item>
            </text:list>
          </table:table-cell>
          <table:table-cell table:style-name="a94ac4e">
            <text:list text:continue-numbering="true" text:style-name="L1">
              <text:list-item>
                <text:p text:style-name="abf40a4">asAS</text:p>
              </text:list-item>
            </text:list>
          </table:table-cell>
          <table:table-cell table:style-name="a3eda89">
            <text:list text:continue-numbering="true" text:style-name="null">
              <text:list-item>
                <text:p text:style-name="a3ea882"/>
              </text:list-item>
            </text:list>
            <text:list text:continue-numbering="true" text:style-name="null">
              <text:list-item>
                <text:p text:style-name="ade3ab4"/>
              </text:list-item>
            </text:list>
            <text:list text:continue-numbering="true" text:style-name="null">
              <text:list-item>
                <text:p text:style-name="a031933"/>
              </text:list-item>
            </text:list>
          </table:table-cell>
        </table:table-row>
        <table:table-row table:style-name="aa8660f">
          <table:table-cell table:style-name="ab1611a">
            <text:list text:continue-numbering="true" text:style-name="L1">
              <text:list-item>
                <text:p text:style-name="ad79574"/>
              </text:list-item>
            </text:list>
          </table:table-cell>
          <table:table-cell table:style-name="aac17b0">
            <text:list text:continue-numbering="true" text:style-name="L1">
              <text:list-item>
                <text:p text:style-name="a9b2124"/>
              </text:list-item>
            </text:list>
          </table:table-cell>
          <table:table-cell table:style-name="a415606">
            <text:list text:continue-numbering="true" text:style-name="L1">
              <text:list-item>
                <text:p text:style-name="a452095"/>
              </text:list-item>
            </text:list>
          </table:table-cell>
        </table:table-row>
        <table:table-row table:style-name="a630472">
          <table:table-cell table:style-name="a1a57c8">
            <text:list text:continue-numbering="true" text:style-name="L1">
              <text:list-item>
                <text:p text:style-name="aafe9eb"/>
              </text:list-item>
            </text:list>
          </table:table-cell>
          <table:table-cell table:style-name="a4a82cd">
            <text:list text:continue-numbering="true" text:style-name="L1">
              <text:list-item>
                <text:p text:style-name="af15ee4"/>
              </text:list-item>
            </text:list>
          </table:table-cell>
          <table:table-cell table:style-name="a1ae771">
            <text:list text:continue-numbering="true" text:style-name="L1">
              <text:list-item>
                <text:p text:style-name="aad4ec6"/>
              </text:list-item>
            </text:list>
          </table:table-cell>
        </table:table-row>
        <table:table-row table:style-name="aef2045">
          <table:table-cell table:style-name="a535053">
            <text:list text:continue-numbering="true" text:style-name="L1">
              <text:list-item>
                <text:p text:style-name="acb9377"/>
              </text:list-item>
            </text:list>
          </table:table-cell>
          <table:table-cell table:style-name="abf4e91">
            <text:list text:continue-numbering="true" text:style-name="L1">
              <text:list-item>
                <text:p text:style-name="a0d3b2c"/>
              </text:list-item>
            </text:list>
          </table:table-cell>
          <table:table-cell table:style-name="a01c101">
            <text:list text:continue-numbering="true" text:style-name="L1">
              <text:list-item>
                <text:p text:style-name="a3a8c4f"/>
              </text:list-item>
            </text:list>
          </table:table-cell>
        </table:table-row>
        <table:table-row table:style-name="a5e0b46">
          <table:table-cell table:style-name="a0ca415">
            <text:list text:continue-numbering="true" text:style-name="L1">
              <text:list-item>
                <text:p text:style-name="a58898a"/>
              </text:list-item>
            </text:list>
          </table:table-cell>
          <table:table-cell table:style-name="a9db391">
            <text:list text:continue-numbering="true" text:style-name="L1">
              <text:list-item>
                <text:p text:style-name="a30502e"/>
              </text:list-item>
            </text:list>
          </table:table-cell>
          <table:table-cell table:style-name="a3d242e">
            <text:list text:continue-numbering="true" text:style-name="L1">
              <text:list-item>
                <text:p text:style-name="ac1faa1"/>
              </text:list-item>
            </text:list>
          </table:table-cell>
        </table:table-row>
        <table:table-row table:style-name="aea66da">
          <table:table-cell table:style-name="a2a4e7a">
            <text:list text:continue-numbering="true" text:style-name="L1">
              <text:list-item>
                <text:p text:style-name="a400b44"/>
              </text:list-item>
            </text:list>
          </table:table-cell>
          <table:table-cell table:style-name="a7e350f">
            <text:list text:continue-numbering="true" text:style-name="L1">
              <text:list-item>
                <text:p text:style-name="a78db71"/>
              </text:list-item>
            </text:list>
          </table:table-cell>
          <table:table-cell table:style-name="a12df3b">
            <text:list text:continue-numbering="true" text:style-name="L1">
              <text:list-item>
                <text:p text:style-name="ab38b8e"/>
              </text:list-item>
            </text:list>
          </table:table-cell>
        </table:table-row>
        <table:table-row table:style-name="a720c0f">
          <table:table-cell table:style-name="a2654c2">
            <text:list text:continue-numbering="true" text:style-name="L1">
              <text:list-item>
                <text:p text:style-name="a9ca496"/>
              </text:list-item>
            </text:list>
          </table:table-cell>
          <table:table-cell table:style-name="a3dcd59">
            <text:list text:continue-numbering="true" text:style-name="L1">
              <text:list-item>
                <text:p text:style-name="a666bf1"/>
              </text:list-item>
            </text:list>
          </table:table-cell>
          <table:table-cell table:style-name="ac8bfa9">
            <text:list text:continue-numbering="true" text:style-name="L1">
              <text:list-item>
                <text:p text:style-name="ad1a45d"/>
              </text:list-item>
            </text:list>
          </table:table-cell>
        </table:table-row>
        <table:table-row table:style-name="a28e471">
          <table:table-cell table:style-name="a867f11">
            <text:list text:continue-numbering="true" text:style-name="L1">
              <text:list-item>
                <text:p text:style-name="acd7c90"/>
              </text:list-item>
            </text:list>
          </table:table-cell>
          <table:table-cell table:style-name="a0935e3">
            <text:list text:continue-numbering="true" text:style-name="L1">
              <text:list-item>
                <text:p text:style-name="afc116b"/>
              </text:list-item>
            </text:list>
          </table:table-cell>
          <table:table-cell table:style-name="ab80b22">
            <text:list text:continue-numbering="true" text:style-name="L1">
              <text:list-item>
                <text:p text:style-name="a8c6254"/>
              </text:list-item>
            </text:list>
          </table:table-cell>
        </table:table-row>
        <table:table-row table:style-name="a015d32">
          <table:table-cell table:style-name="ae1f8b5">
            <text:list text:continue-numbering="true" text:style-name="L1">
              <text:list-item>
                <text:p text:style-name="a9ec0bc"/>
              </text:list-item>
            </text:list>
          </table:table-cell>
          <table:table-cell table:style-name="a2f4401">
            <text:list text:continue-numbering="true" text:style-name="L1">
              <text:list-item>
                <text:p text:style-name="afded86"/>
              </text:list-item>
            </text:list>
          </table:table-cell>
          <table:table-cell table:style-name="a36b978">
            <text:list text:continue-numbering="true" text:style-name="L1">
              <text:list-item>
                <text:p text:style-name="ab8774b"/>
              </text:list-item>
            </text:list>
          </table:table-cell>
        </table:table-row>
        <table:table-row table:style-name="a0d8361">
          <table:table-cell table:style-name="a010d20">
            <text:list text:continue-numbering="true" text:style-name="L1">
              <text:list-item>
                <text:p text:style-name="a4c0e49"/>
              </text:list-item>
            </text:list>
          </table:table-cell>
          <table:table-cell table:style-name="a058f41">
            <text:list text:continue-numbering="true" text:style-name="L1">
              <text:list-item>
                <text:p text:style-name="a027a4f"/>
              </text:list-item>
            </text:list>
          </table:table-cell>
          <table:table-cell table:style-name="a49f45b">
            <text:list text:continue-numbering="true" text:style-name="L1">
              <text:list-item>
                <text:p text:style-name="a4ce1ad"/>
              </text:list-item>
            </text:list>
          </table:table-cell>
        </table:table-row>
        <table:table-row table:style-name="a1df49c">
          <table:table-cell table:style-name="a94c4e9">
            <text:list text:continue-numbering="true" text:style-name="L1">
              <text:list-item>
                <text:p text:style-name="a480226"/>
              </text:list-item>
            </text:list>
          </table:table-cell>
          <table:table-cell table:style-name="a2d006f">
            <text:list text:continue-numbering="true" text:style-name="L1">
              <text:list-item>
                <text:p text:style-name="a687bbe"/>
              </text:list-item>
            </text:list>
          </table:table-cell>
          <table:table-cell table:style-name="abbb684">
            <text:list text:continue-numbering="true" text:style-name="L1">
              <text:list-item>
                <text:p text:style-name="a197fbb"/>
              </text:list-item>
            </text:list>
          </table:table-cell>
        </table:table-row>
        <table:table-row table:style-name="abcd3bc">
          <table:table-cell table:style-name="a679296">
            <text:list text:continue-numbering="true" text:style-name="L1">
              <text:list-item>
                <text:p text:style-name="aaf837b"/>
              </text:list-item>
            </text:list>
          </table:table-cell>
          <table:table-cell table:style-name="a7eadae">
            <text:list text:continue-numbering="true" text:style-name="L1">
              <text:list-item>
                <text:p text:style-name="a4c4d1c"/>
              </text:list-item>
            </text:list>
          </table:table-cell>
          <table:table-cell table:style-name="ab3800f">
            <text:list text:continue-numbering="true" text:style-name="L1">
              <text:list-item>
                <text:p text:style-name="a77e9c9"/>
              </text:list-item>
            </text:list>
          </table:table-cell>
        </table:table-row>
        <table:table-row table:style-name="ae2f450">
          <table:table-cell table:style-name="ac36e2c">
            <text:list text:continue-numbering="true" text:style-name="L1">
              <text:list-item>
                <text:p text:style-name="a47abe1"/>
              </text:list-item>
            </text:list>
          </table:table-cell>
          <table:table-cell table:style-name="adc626f">
            <text:list text:continue-numbering="true" text:style-name="L1">
              <text:list-item>
                <text:p text:style-name="abf5159"/>
              </text:list-item>
            </text:list>
          </table:table-cell>
          <table:table-cell table:style-name="aba163b">
            <text:list text:continue-numbering="true" text:style-name="L1">
              <text:list-item>
                <text:p text:style-name="a3da89e"/>
              </text:list-item>
            </text:list>
          </table:table-cell>
        </table:table-row>
        <table:table-row table:style-name="af025b6">
          <table:table-cell table:style-name="a225cea">
            <text:list text:continue-numbering="true" text:style-name="L1">
              <text:list-item>
                <text:p text:style-name="ae3ffa5"/>
              </text:list-item>
            </text:list>
          </table:table-cell>
          <table:table-cell table:style-name="aedfa1c">
            <text:list text:continue-numbering="true" text:style-name="L1">
              <text:list-item>
                <text:p text:style-name="ab38c32"/>
              </text:list-item>
            </text:list>
          </table:table-cell>
          <table:table-cell table:style-name="a9b7fd5">
            <text:list text:continue-numbering="true" text:style-name="L1">
              <text:list-item>
                <text:p text:style-name="a191707"/>
              </text:list-item>
            </text:list>
          </table:table-cell>
        </table:table-row>
        <table:table-row table:style-name="ab3d22f">
          <table:table-cell table:style-name="a2b96a3">
            <text:list text:continue-numbering="true" text:style-name="L1">
              <text:list-item>
                <text:p text:style-name="a203545"/>
              </text:list-item>
            </text:list>
          </table:table-cell>
          <table:table-cell table:style-name="a5d9642">
            <text:list text:continue-numbering="true" text:style-name="L1">
              <text:list-item>
                <text:p text:style-name="a3e3dab"/>
              </text:list-item>
            </text:list>
          </table:table-cell>
          <table:table-cell table:style-name="adfa69a">
            <text:list text:continue-numbering="true" text:style-name="L1">
              <text:list-item>
                <text:p text:style-name="ac371a3"/>
              </text:list-item>
            </text:list>
          </table:table-cell>
        </table:table-row>
        <table:table-row table:style-name="a908d50">
          <table:table-cell table:style-name="a6e7bb9">
            <text:list text:continue-numbering="true" text:style-name="L1">
              <text:list-item>
                <text:p text:style-name="ae4b1f7"/>
              </text:list-item>
            </text:list>
          </table:table-cell>
          <table:table-cell table:style-name="a4088e0">
            <text:list text:continue-numbering="true" text:style-name="L1">
              <text:list-item>
                <text:p text:style-name="ad2c2e2"/>
              </text:list-item>
            </text:list>
          </table:table-cell>
          <table:table-cell table:style-name="a407984">
            <text:list text:continue-numbering="true" text:style-name="L1">
              <text:list-item>
                <text:p text:style-name="a7c7b33"/>
              </text:list-item>
            </text:list>
          </table:table-cell>
        </table:table-row>
        <table:table-row table:style-name="a6c2df5">
          <table:table-cell table:style-name="a4b16d7">
            <text:list text:continue-numbering="true" text:style-name="L1">
              <text:list-item>
                <text:p text:style-name="a1fac2a"/>
              </text:list-item>
            </text:list>
          </table:table-cell>
          <table:table-cell table:style-name="ad69878">
            <text:list text:continue-numbering="true" text:style-name="L1">
              <text:list-item>
                <text:p text:style-name="a9765cd"/>
              </text:list-item>
            </text:list>
          </table:table-cell>
          <table:table-cell table:style-name="aa8d079">
            <text:list text:continue-numbering="true" text:style-name="L1">
              <text:list-item>
                <text:p text:style-name="a57c305"/>
              </text:list-item>
            </text:list>
          </table:table-cell>
        </table:table-row>
        <table:table-row table:style-name="ab0538f">
          <table:table-cell table:style-name="ad1876f">
            <text:list text:continue-numbering="true" text:style-name="L1">
              <text:list-item>
                <text:p text:style-name="aa78296"/>
              </text:list-item>
            </text:list>
          </table:table-cell>
          <table:table-cell table:style-name="a05ec41">
            <text:list text:continue-numbering="true" text:style-name="L1">
              <text:list-item>
                <text:p text:style-name="a67ac9b"/>
              </text:list-item>
            </text:list>
          </table:table-cell>
          <table:table-cell table:style-name="abfa37d">
            <text:list text:continue-numbering="true" text:style-name="L1">
              <text:list-item>
                <text:p text:style-name="ae36f5b"/>
              </text:list-item>
            </text:list>
          </table:table-cell>
        </table:table-row>
      </table:table>
      <text:p text:style-name="Standard"/>
      <table:table table:style-name="a0ca5c1">
        <table:table-column table:style-name="a95099c"/>
        <table:table-row table:style-name="a70ed04">
          <table:table-cell>
            <text:p/>
          </table:table-cell>
        </table:table-row>
      </table:table>
      <text:p>Notfallkontakt:</text:p>
      <table:table table:style-name="a809611">
        <table:table-column table:style-name="a115459"/>
        <table:table-column table:style-name="a665cd5"/>
        <table:table-row table:style-name="a30fd95">
          <table:table-cell>
            <text:p>Name:</text:p>
          </table:table-cell>
          <table:table-cell>
            <text:p/>
          </table:table-cell>
        </table:table-row>
        <table:table-row table:style-name="a81d493">
          <table:table-cell>
            <text:p>Telefon:</text:p>
          </table:table-cell>
          <table:table-cell>
            <text:p/>
          </table:table-cell>
        </table:table-row>
      </table:table>
      <text:p text:style-name="a781b4f">Mein Kind darf im Notfall medizinisch betreut werden.</text:p>
      <table:table table:style-name="ac5cbeb">
        <table:table-column table:style-name="ada0ebb"/>
        <table:table-column table:style-name="a30c6aa"/>
        <table:table-column table:style-name="aa7ae3a"/>
        <table:table-row>
          <table:table-cell table:style-name="acd21e9">
            <text:p/>
          </table:table-cell>
          <table:table-cell>
            <text:p/>
          </table:table-cell>
          <table:table-cell table:style-name="a9282b7">
            <text:p/>
          </table:table-cell>
        </table:table-row>
        <table:table-row table:style-name="aa24d2b">
          <table:table-cell table:style-name="a9c171e">
            <text:p>Unterschrift der Eltern/eines Erziehungsberechtigten</text:p>
          </table:table-cell>
          <table:table-cell>
            <text:p/>
          </table:table-cell>
          <table:table-cell table:style-name="a269605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32568a">a</text:p>
        </text:list-item>
      </text:list>
      <text:list text:continue-numbering="true" text:style-name="L30031">
        <text:list-item>
          <text:p text:style-name="a36e6ec">ahdkahkad</text:p>
        </text:list-item>
      </text:list>
      <text:list text:continue-numbering="true" text:style-name="L30031">
        <text:list-item>
          <text:list>
            <text:list-item>
              <text:p text:style-name="af4aaeb">ajslkjsd</text:p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p text:style-name="ac2b13b">agsdjasd</text:p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p text:style-name="ac65759">ahzdsaid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f14583">asjdgajs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a36a640">ahsdskdj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aba5cba">adsgjhad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ac8351a">adsgjhDS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a0c7de">yxhjcyxc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f32c7f">YXGCHJYXCGJYXCGYXGJYCXCGJXYCGJXCYJGYXCGJYXCXGJCXYGJYCXGJZYCXGJZCXYGJYCXGJYCGJYCGJYXGJYCXGJYCXGJXCYGJXCYGJXCYGJXCYGJXCYGJCYXJGXCYGXCYJGYCXGJYCXGJYCXGJYCXJ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6</dc:date>
    <meta:editing-cycles>2</meta:editing-cycles>
    <meta:editing-duration>PT0.083S</meta:editing-duration>
  </office:meta>
</office:document-meta>
</file>